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503" officeooo:paragraph-rsid="0000d5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Test {</text:p>
      <text:p text:style-name="P1">public void print(){System.out.println(“start”)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07-19T12:34:35.901000000</dc:date>
    <meta:editing-duration>PT2M27S</meta:editing-duration>
    <meta:editing-cycles>1</meta:editing-cycles>
    <meta:document-statistic meta:table-count="0" meta:image-count="0" meta:object-count="0" meta:page-count="1" meta:paragraph-count="3" meta:word-count="7" meta:character-count="61" meta:non-whitespace-character-count="57"/>
  </office:meta>
</office:document-meta>
</file>